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44cm" table:align="left"/>
    </style:style>
    <style:style style:name="Table1.A" style:family="table-column">
      <style:table-column-properties style:column-width="7.144cm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el" fo:country="G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 Sans" fo:font-size="18pt" fo:language="el" fo:country="GR" style:font-size-asian="15.75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language="el" fo:country="GR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officeooo:paragraph-rsid="000c6be3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officeooo:paragraph-rsid="001c0028"/>
    </style:style>
    <style:style style:name="P8" style:family="paragraph" style:parent-style-name="Standard">
      <style:paragraph-properties fo:text-align="justify" style:justify-single-word="false"/>
      <style:text-properties officeooo:rsid="001ee2ea" officeooo:paragraph-rsid="00221b79"/>
    </style:style>
    <style:style style:name="P9" style:family="paragraph" style:parent-style-name="Standard">
      <style:paragraph-properties fo:text-align="justify" style:justify-single-word="false"/>
      <style:text-properties fo:language="el" fo:country="GR" officeooo:rsid="00245dd5" officeooo:paragraph-rsid="00245dd5"/>
    </style:style>
    <style:style style:name="P10" style:family="paragraph" style:parent-style-name="Standard">
      <style:paragraph-properties fo:text-align="justify" style:justify-single-word="false"/>
      <style:text-properties fo:language="el" fo:country="GR" officeooo:rsid="00245dd5" officeooo:paragraph-rsid="002868c0"/>
    </style:style>
    <style:style style:name="P11" style:family="paragraph" style:parent-style-name="Standard">
      <style:text-properties officeooo:rsid="00245dd5" officeooo:paragraph-rsid="00245dd5"/>
    </style:style>
    <style:style style:name="T1" style:family="text">
      <style:text-properties fo:language="el" fo:country="GR" fo:font-style="normal" officeooo:rsid="0010a50f" style:font-style-asian="normal" style:font-style-complex="normal"/>
    </style:style>
    <style:style style:name="T2" style:family="text">
      <style:text-properties fo:language="el" fo:country="GR" fo:font-style="normal" officeooo:rsid="00125c55" style:font-style-asian="normal" style:font-style-complex="normal"/>
    </style:style>
    <style:style style:name="T3" style:family="text">
      <style:text-properties fo:language="el" fo:country="GR" fo:font-style="normal" officeooo:rsid="001440a5" style:font-style-asian="normal" style:font-style-complex="normal"/>
    </style:style>
    <style:style style:name="T4" style:family="text">
      <style:text-properties fo:language="el" fo:country="GR" fo:font-style="normal" officeooo:rsid="00156d0b" style:font-style-asian="normal" style:font-style-complex="normal"/>
    </style:style>
    <style:style style:name="T5" style:family="text">
      <style:text-properties fo:language="el" fo:country="GR" fo:font-style="normal" officeooo:rsid="0016d41c" style:font-style-asian="normal" style:font-style-complex="normal"/>
    </style:style>
    <style:style style:name="T6" style:family="text">
      <style:text-properties fo:language="el" fo:country="GR" fo:font-style="normal" officeooo:rsid="0016e2fb" style:font-style-asian="normal" style:font-style-complex="normal"/>
    </style:style>
    <style:style style:name="T7" style:family="text">
      <style:text-properties fo:language="el" fo:country="GR" fo:font-style="normal" officeooo:rsid="0018147c" style:font-style-asian="normal" style:font-style-complex="normal"/>
    </style:style>
    <style:style style:name="T8" style:family="text">
      <style:text-properties fo:language="el" fo:country="GR" fo:font-style="normal" officeooo:rsid="0018a0a4" style:font-style-asian="normal" style:font-style-complex="normal"/>
    </style:style>
    <style:style style:name="T9" style:family="text">
      <style:text-properties fo:language="el" fo:country="GR" fo:font-style="normal" officeooo:rsid="001c3c71" style:font-style-asian="normal" style:font-style-complex="normal"/>
    </style:style>
    <style:style style:name="T10" style:family="text">
      <style:text-properties fo:language="el" fo:country="GR" fo:font-style="normal" officeooo:rsid="001e3d06" style:font-style-asian="normal" style:font-style-complex="normal"/>
    </style:style>
    <style:style style:name="T11" style:family="text">
      <style:text-properties fo:language="el" fo:country="GR" fo:font-style="italic" officeooo:rsid="0010a50f" style:font-style-asian="italic" style:font-style-complex="italic"/>
    </style:style>
    <style:style style:name="T12" style:family="text">
      <style:text-properties fo:language="el" fo:country="GR" officeooo:rsid="0020cb09"/>
    </style:style>
    <style:style style:name="T13" style:family="text">
      <style:text-properties fo:language="el" fo:country="GR" officeooo:rsid="00221b79"/>
    </style:style>
    <style:style style:name="T14" style:family="text">
      <style:text-properties fo:language="el" fo:country="GR" officeooo:rsid="002297bb"/>
    </style:style>
    <style:style style:name="T15" style:family="text">
      <style:text-properties fo:language="el" fo:country="GR" officeooo:rsid="002301b2"/>
    </style:style>
    <style:style style:name="T16" style:family="text">
      <style:text-properties officeooo:rsid="000e7b0e"/>
    </style:style>
    <style:style style:name="T17" style:family="text">
      <style:text-properties fo:language="en" fo:country="US" fo:font-style="italic" officeooo:rsid="0010a50f" style:font-style-asian="italic" style:font-style-complex="italic"/>
    </style:style>
    <style:style style:name="T18" style:family="text">
      <style:text-properties fo:language="en" fo:country="US" fo:font-style="italic" officeooo:rsid="0018a0a4" style:font-style-asian="italic" style:font-style-complex="italic"/>
    </style:style>
    <style:style style:name="T19" style:family="text">
      <style:text-properties fo:language="en" fo:country="US" fo:font-style="normal" officeooo:rsid="0010a50f" style:font-style-asian="normal" style:font-style-complex="normal"/>
    </style:style>
    <style:style style:name="T20" style:family="text">
      <style:text-properties fo:language="en" fo:country="US" fo:font-style="normal" officeooo:rsid="00156d0b" style:font-style-asian="normal" style:font-style-complex="normal"/>
    </style:style>
    <style:style style:name="T21" style:family="text">
      <style:text-properties fo:language="en" fo:country="US" fo:font-style="normal" officeooo:rsid="0016d41c" style:font-style-asian="normal" style:font-style-complex="normal"/>
    </style:style>
    <style:style style:name="T22" style:family="text">
      <style:text-properties fo:language="en" fo:country="US" fo:font-style="normal" officeooo:rsid="0016e2fb" style:font-style-asian="normal" style:font-style-complex="normal"/>
    </style:style>
    <style:style style:name="T23" style:family="text">
      <style:text-properties fo:language="en" fo:country="US" fo:font-style="normal" officeooo:rsid="0018a0a4" style:font-style-asian="normal" style:font-style-complex="normal"/>
    </style:style>
    <style:style style:name="T24" style:family="text">
      <style:text-properties fo:language="en" fo:country="US" officeooo:rsid="0020cb09"/>
    </style:style>
    <style:style style:name="T25" style:family="text">
      <style:text-properties fo:language="en" fo:country="US" officeooo:rsid="002868c0"/>
    </style:style>
    <style:style style:name="T26" style:family="text">
      <style:text-properties officeooo:rsid="0020cb09"/>
    </style:style>
    <style:style style:name="T27" style:family="text">
      <style:text-properties officeooo:rsid="00236935"/>
    </style:style>
    <style:style style:name="T28" style:family="text">
      <style:text-properties officeooo:rsid="00251e92"/>
    </style:style>
    <style:style style:name="T29" style:family="text">
      <style:text-properties officeooo:rsid="00262bf9"/>
    </style:style>
    <style:style style:name="T30" style:family="text">
      <style:text-properties officeooo:rsid="002868c0"/>
    </style:style>
    <style:style style:name="T31" style:family="text">
      <style:text-properties officeooo:rsid="002a1d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ΗΡΥ 519 </text:p>
      <text:p text:style-name="P2">ΑΝΑΔΙΑΤΑΣΣΟΜΕΝΑ ΨΗΦΙΑΚΑ ΣΥΣΤΗΜΑΤΑ</text:p>
      <text:p text:style-name="P3"/>
      <text:p text:style-name="P2">Αναφορά εργαστηριακής άσκησης</text:p>
      <text:p text:style-name="P3"/>
      <text:p text:style-name="P4">Υλοποίηση Αλγόριθμου σε Hardware με τη χρήση τεχνικών</text:p>
      <text:p text:style-name="P4">high-level synthesis και του περιβάλλοντος SDSoC</text:p>
      <text:p text:style-name="P1"/>
      <text:p text:style-name="P1"/>
      <text:p text:style-name="Standard">LAB59142122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Μανώλης Πετράκος ΑΜ 2014030009</text:p>
          </table:table-cell>
        </table:table-row>
      </table:table>
      <text:p text:style-name="Standard"/>
      <text:p text:style-name="Standard"/>
      <text:p text:style-name="Standard"/>
      <text:p text:style-name="Standard"><text:tab/><text:tab/><text:tab/><text:span text:style-name="T27">Περιγραφη αρχικής συνάρτησης</text:span></text:p>
      <text:p text:style-name="Standard"/>
      <text:p text:style-name="Standard"/>
      <text:p text:style-name="P11"><text:tab/><text:tab/><text:tab/>Περιγραφη <text:span text:style-name="T28">Ζινκ7000</text:span>???</text:p>
      <text:p text:style-name="Standard"/>
      <text:p text:style-name="Standard"/>
      <text:p text:style-name="Standard"><text:tab/><text:tab/><text:tab/><text:span text:style-name="T27">ελενχος εγκυρότητας και αξιολόγηση επιδοσης (προετειμασια περιβάλλοντος????)</text:span></text:p>
      <text:p text:style-name="P6"/>
      <text:p text:style-name="P7">Πριν την υλοποίηση του <text:span text:style-name="T16">επιταχυντή, πρέπει να δημιουργηθεί ένας μηχανισμός για την επαλήθευση των αποτελεσμάτων του. Αυτό γίνεται, συγκρίνοντας τα, ένα προς ένα, με τα αποτελέσματα της συνάρτησης </text:span><text:span text:style-name="T17">myfunc</text:span><text:span text:style-name="T11">()</text:span><text:span text:style-name="T19"> </text:span><text:span text:style-name="T9">με</text:span><text:span text:style-name="T1"> τα ίδια δεδομένα εισόδου</text:span><text:span text:style-name="T2">. </text:span><text:span text:style-name="T3">Στην σύγκριση, λαμβάνονται υπόψιν δύο δεκαδικά </text:span><text:span text:style-name="T10">ψηφία</text:span><text:span text:style-name="T3"> </text:span><text:span text:style-name="T4">για την αποφυγή </text:span><text:span text:style-name="T20">false negative </text:span><text:span text:style-name="T21">matches</text:span><text:span text:style-name="T20"> </text:span><text:span text:style-name="T5">λόγω </text:span><text:span text:style-name="T6">διαφορετικής</text:span><text:span text:style-name="T5"> ακρίβειας </text:span><text:span text:style-name="T21">floats </text:span><text:span text:style-name="T6">μεταξύ </text:span><text:span text:style-name="T22">software </text:span><text:span text:style-name="T6">και </text:span><text:span text:style-name="T22">hardware</text:span><text:span text:style-name="T21">. </text:span><text:span text:style-name="T7">Η στρογγυλοποίηση γίνεται </text:span><text:span text:style-name="T8">αξιοποιώντας την έτοιμη υλοποίηση της συνάρτησης </text:span><text:span text:style-name="T18">sprintf()</text:span><text:span text:style-name="T23">. </text:span><text:span text:style-name="T8">Για την διευκόλυνση της σχεδίασης του επιταχυντή, σε περίπτωση λάθους αποτελέσματος, αυτό εμφανίζεται μαζί με την αναμενόμενη τιμή και την θέση του.</text:span></text:p>
      <text:p text:style-name="P6"/>
      <text:p text:style-name="P8">Εκτός από τον έλεγχο ορθότητας, πρέπει να δημιουργηθεί και ένας μηχανισμός για την αξιολόγηση της επίδοσης του επιταχυντή. <text:span text:style-name="T13">Ως μέτρο σύγκρισης </text:span><text:span text:style-name="T14">χρησιμοποιείται</text:span><text:span text:style-name="T13"> ο χρόνος εκτέλεσης. </text:span><text:span text:style-name="T15">Αρχικά, χ</text:span><text:span text:style-name="T13">ρονομετρούνται ξεχωριστά</text:span><text:span text:style-name="T12"> </text:span><text:span text:style-name="T13">η </text:span><text:span text:style-name="T26">αρχική συνάρτηση σε </text:span><text:span text:style-name="T24">software </text:span><text:span text:style-name="T12">και </text:span><text:span text:style-name="T14">ο </text:span><text:span text:style-name="T12">επιταχυντή</text:span><text:span text:style-name="T14">ς</text:span><text:span text:style-name="T12"> σε </text:span><text:span text:style-name="T24">hardware. </text:span><text:span text:style-name="T12">Τέλος, εμφανίζονται οι χρόνοι εκτέλεσης, όπου μπορούν να χρησιμοποιηθούν για τον υπολογισμό του σχετικού </text:span><text:span text:style-name="T24">speedup.</text:span></text:p>
      <text:p text:style-name="P8"><text:span text:style-name="T24"/></text:p>
      <text:p text:style-name="P8"><text:span text:style-name="T24"/></text:p>
      <text:p text:style-name="P8"><text:span text:style-name="T24"/></text:p>
      <text:p text:style-name="P10"><text:tab/><text:tab/><text:tab/>Περιγραφη επιταχυντη <text:span text:style-name="T29">(ελαχιστοποίηση προσβάσεων μνήμης και <text:tab/><text:tab/><text:tab/><text:tab/><text:tab/>μέγγιστη παραλληλεία)</text:span></text:p>
      <text:p text:style-name="P10"/>
      <text:p text:style-name="P10"><text:span text:style-name="T29"><text:tab/><text:tab/><text:tab/>Εικονες επιταχυντή</text:span></text:p>
      <text:p text:style-name="P10"><text:soft-page-break/></text:p>
      <text:p text:style-name="P9"><text:tab/><text:tab/><text:tab/><text:span text:style-name="T29">Σχεδιαστηκές αποφάσεις και αλλαγες στον κωδικα για τα παραπανω</text:span></text:p>
      <text:p text:style-name="P9"/>
      <text:p text:style-name="P9"/>
      <text:p text:style-name="P9"><text:tab/><text:tab/><text:tab/><text:span text:style-name="T30">Ντιρεκτήβες ΗΛΣ</text:span></text:p>
      <text:p text:style-name="P9"><text:tab/></text:p>
      <text:p text:style-name="P9"/>
      <text:p text:style-name="P9"><text:tab/><text:tab/><text:tab/><text:span text:style-name="T30">Ντιρεκτηβες ΣΔΣΟΣ</text:span></text:p>
      <text:p text:style-name="P9"/>
      <text:p text:style-name="P9"><text:tab/><text:tab/><text:tab/></text:p>
      <text:p text:style-name="P9"/>
      <text:p text:style-name="P9"/>
      <text:p text:style-name="P9"><text:tab/><text:tab/><text:tab/><text:span text:style-name="T30">Αξιολογηση αποδοσεων</text:span></text:p>
      <text:p text:style-name="P9"><text:tab/><text:tab/><text:tab/><text:span text:style-name="T30">διαγραμματα χρονων και </text:span><text:span text:style-name="T25">speedup</text:span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><text:tab/><text:tab/><text:tab/></text:span><text:span text:style-name="T31">Περαιτερω βελτιώσεις</text:span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><text:tab/><text:tab/><text:tab/></text:span><text:span text:style-name="T30">Συμπερασματα</text:span></text:p>
      <text:p text:style-name="P9"/>
      <text:p text:style-name="P9"/>
      <text:p text:style-name="P9"><text:tab/><text:tab/><text:tab/><text:span text:style-name="T30">Σημειωσει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2pt" fo:language="el" fo:country="GR" fo:font-weight="normal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19-12-28T16:28:08.368000000</dc:date>
    <meta:editing-duration>PT1H38M33S</meta:editing-duration>
    <meta:editing-cycles>40</meta:editing-cycles>
    <meta:document-statistic meta:table-count="1" meta:image-count="0" meta:object-count="0" meta:page-count="2" meta:paragraph-count="24" meta:word-count="212" meta:character-count="1680" meta:non-whitespace-character-count="1441"/>
  </office:meta>
</office:document-meta>
</file>